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7/setting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layout-cache" manifest:media-type="application/binary"/>
  <manifest:file-entry manifest:full-path="Object 17/settings.xml" manifest:media-type="text/xml"/>
  <manifest:file-entry manifest:full-path="Object 17/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" manifest:version="1.2" manifest:media-type="application/vnd.oasis.opendocument.spreadshee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5/content.xml" manifest:media-type="text/xml"/>
  <manifest:file-entry manifest:full-path="Object 25/manifest.rdf" manifest:media-type="application/rdf+xml"/>
  <manifest:file-entry manifest:full-path="Object 25/settings.xml" manifest:media-type="text/xml"/>
  <manifest:file-entry manifest:full-path="Object 25/styles.xml" manifest:media-type="text/xml"/>
  <manifest:file-entry manifest:full-path="Object 25/" manifest:version="1.2" manifest:media-type="application/vnd.oasis.opendocument.spreadsheet"/>
  <manifest:file-entry manifest:full-path="Object 15/content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styles.xml" manifest:media-type="text/xml"/>
  <manifest:file-entry manifest:full-path="Object 15/" manifest:version="1.2" manifest:media-type="application/vnd.oasis.opendocument.spreadsheet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"/>
  <manifest:file-entry manifest:full-path="ObjectReplacements/Object 18" manifest:media-type="application/x-openoffice-gdimetafile;windows_formatname=&quot;GDIMetaFile&quot;"/>
  <manifest:file-entry manifest:full-path="ObjectReplacements/Object 17" manifest:media-type=""/>
  <manifest:file-entry manifest:full-path="ObjectReplacements/Object 19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"/>
  <manifest:file-entry manifest:full-path="ObjectReplacements/Object 3" manifest:media-type="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"/>
  <manifest:file-entry manifest:full-path="Object 19/content.xml" manifest:media-type="text/xml"/>
  <manifest:file-entry manifest:full-path="Object 19/styles.xml" manifest:media-type="text/xml"/>
  <manifest:file-entry manifest:full-path="Object 19/settings.xml" manifest:media-type="text/xml"/>
  <manifest:file-entry manifest:full-path="Object 19/manifest.rdf" manifest:media-type="application/rdf+xml"/>
  <manifest:file-entry manifest:full-path="Object 19/" manifest:version="1.2" manifest:media-type="application/vnd.oasis.opendocument.spreadshee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23/content.xml" manifest:media-type="text/xml"/>
  <manifest:file-entry manifest:full-path="Object 23/settings.xml" manifest:media-type="text/xml"/>
  <manifest:file-entry manifest:full-path="Object 23/manifest.rdf" manifest:media-type="application/rdf+xml"/>
  <manifest:file-entry manifest:full-path="Object 23/styles.xml" manifest:media-type="text/xml"/>
  <manifest:file-entry manifest:full-path="Object 23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styles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manifest.rdf" manifest:media-type="application/rdf+xml"/>
  <manifest:file-entry manifest:full-path="Object 21/setting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3bfa3" officeooo:paragraph-rsid="0013bfa3"/>
    </style:style>
    <style:style style:name="P2" style:family="paragraph" style:parent-style-name="Text_20_body">
      <style:paragraph-properties fo:text-align="justify" style:justify-single-word="false"/>
      <style:text-properties officeooo:paragraph-rsid="001144c1"/>
    </style:style>
    <style:style style:name="P3" style:family="paragraph" style:parent-style-name="Text_20_body">
      <style:paragraph-properties fo:text-align="justify" style:justify-single-word="false"/>
      <style:text-properties officeooo:paragraph-rsid="0019ca22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1pt" officeooo:rsid="00134113" officeooo:paragraph-rsid="001144c1" style:font-size-asian="11pt" style:font-size-complex="11pt"/>
    </style:style>
    <style:style style:name="P5" style:family="paragraph" style:parent-style-name="Text_20_body">
      <style:text-properties officeooo:paragraph-rsid="001a2c0c"/>
    </style:style>
    <style:style style:name="P6" style:family="paragraph" style:parent-style-name="Text_20_body">
      <style:text-properties officeooo:paragraph-rsid="001b7644"/>
    </style:style>
    <style:style style:name="P7" style:family="paragraph" style:parent-style-name="Title">
      <style:text-properties officeooo:rsid="000c13b6" officeooo:paragraph-rsid="000c13b6"/>
    </style:style>
    <style:style style:name="P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ca22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19ca22"/>
    </style:style>
    <style:style style:name="P10" style:family="paragraph" style:parent-style-name="Text_20_body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Standard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59d35" officeooo:paragraph-rsid="0019ca22" style:text-blinking="false" fo:background-color="transparent"/>
    </style:style>
    <style:style style:name="P12" style:family="paragraph" style:parent-style-name="Text_20_body">
      <style:text-properties officeooo:rsid="0019ca22" officeooo:paragraph-rsid="001cb9aa"/>
    </style:style>
    <style:style style:name="P13" style:family="paragraph" style:parent-style-name="Text_20_body">
      <style:text-properties officeooo:rsid="0019ca22" officeooo:paragraph-rsid="0019ca22"/>
    </style:style>
    <style:style style:name="P14" style:family="paragraph" style:parent-style-name="Text_20_body">
      <style:text-properties officeooo:rsid="0019ca22" officeooo:paragraph-rsid="00206896"/>
    </style:style>
    <style:style style:name="P15" style:family="paragraph" style:parent-style-name="Text_20_body">
      <style:text-properties officeooo:paragraph-rsid="00206896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1pt" officeooo:rsid="00134113" officeooo:paragraph-rsid="001144c1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19ca22"/>
    </style:style>
    <style:style style:name="P1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9dbf" style:text-blinking="false" fo:background-color="transparent"/>
    </style:style>
    <style:style style:name="P19" style:family="paragraph" style:parent-style-name="Heading_20_2">
      <style:text-properties officeooo:paragraph-rsid="0019ca22"/>
    </style:style>
    <style:style style:name="P20" style:family="paragraph" style:parent-style-name="Heading_20_2">
      <style:text-properties officeooo:rsid="001a2c0c" officeooo:paragraph-rsid="001a2c0c"/>
    </style:style>
    <style:style style:name="P21" style:family="paragraph" style:parent-style-name="Heading_20_2">
      <style:text-properties officeooo:rsid="001a2c0c" officeooo:paragraph-rsid="00206896"/>
    </style:style>
    <style:style style:name="P22" style:family="paragraph" style:parent-style-name="Heading_20_2">
      <style:text-properties officeooo:paragraph-rsid="001b7644"/>
    </style:style>
    <style:style style:name="P23" style:family="paragraph" style:parent-style-name="Heading_20_1">
      <style:text-properties officeooo:paragraph-rsid="001a2c0c"/>
    </style:style>
    <style:style style:name="P24" style:family="paragraph" style:parent-style-name="Heading_20_1">
      <style:text-properties officeooo:rsid="0019ca22" officeooo:paragraph-rsid="0019ca22"/>
    </style:style>
    <style:style style:name="P25" style:family="paragraph" style:parent-style-name="Heading_20_3">
      <style:text-properties officeooo:paragraph-rsid="001a2c0c"/>
    </style:style>
    <style:style style:name="P26" style:family="paragraph" style:parent-style-name="Heading_20_3" style:list-style-name="">
      <style:text-properties officeooo:rsid="000d5c85" officeooo:paragraph-rsid="001a2c0c"/>
    </style:style>
    <style:style style:name="P27" style:family="paragraph" style:parent-style-name="Heading_20_3" style:list-style-name=""/>
    <style:style style:name="P28" style:family="paragraph" style:parent-style-name="Heading_20_3">
      <style:text-properties officeooo:paragraph-rsid="001b7644"/>
    </style:style>
    <style:style style:name="P29" style:family="paragraph" style:parent-style-name="Heading_20_3">
      <style:text-properties officeooo:rsid="0019ca22" officeooo:paragraph-rsid="001b7644"/>
    </style:style>
    <style:style style:name="P30" style:family="paragraph" style:parent-style-name="Heading_20_3">
      <style:text-properties officeooo:paragraph-rsid="001cb9aa"/>
    </style:style>
    <style:style style:name="P31" style:family="paragraph" style:parent-style-name="Heading_20_3">
      <style:text-properties officeooo:paragraph-rsid="00206896"/>
    </style:style>
    <style:style style:name="P32" style:family="paragraph" style:parent-style-name="Heading_20_3">
      <style:paragraph-properties fo:break-before="page"/>
    </style:style>
    <style:style style:name="P33" style:family="paragraph" style:parent-style-name="Heading_20_3">
      <style:paragraph-properties fo:break-before="page"/>
      <style:text-properties officeooo:rsid="000d5c85" officeooo:paragraph-rsid="001a2c0c"/>
    </style:style>
    <style:style style:name="T1" style:family="text">
      <style:text-properties style:font-name="Arial" fo:font-size="11pt" officeooo:rsid="000c13b6" style:font-size-asian="11pt" style:font-size-complex="11pt"/>
    </style:style>
    <style:style style:name="T2" style:family="text">
      <style:text-properties style:font-name="Arial" fo:font-size="11pt" officeooo:rsid="001144c1" style:font-size-asian="11pt" style:font-size-complex="11pt"/>
    </style:style>
    <style:style style:name="T3" style:family="text">
      <style:text-properties style:font-name="Arial" fo:font-size="11pt" officeooo:rsid="00134113" style:font-size-asian="11pt" style:font-size-complex="11pt"/>
    </style:style>
    <style:style style:name="T4" style:family="text">
      <style:text-properties style:font-name="Arial" fo:font-size="11pt" officeooo:rsid="00189b50" style:font-size-asian="11pt" style:font-size-complex="11pt"/>
    </style:style>
    <style:style style:name="T5" style:family="text">
      <style:text-properties style:font-name="Arial" fo:font-size="11pt" officeooo:rsid="002473b4" style:font-size-asian="11pt" style:font-size-complex="11pt"/>
    </style:style>
    <style:style style:name="T6" style:family="text">
      <style:text-properties officeooo:rsid="00175b29"/>
    </style:style>
    <style:style style:name="T7" style:family="text">
      <style:text-properties officeooo:rsid="0019ca22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13b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dfce" style:text-blinking="false" fo:background-color="transparent" loext:char-shading-value="0"/>
    </style:style>
    <style:style style:name="T11" style:family="text">
      <style:text-properties officeooo:rsid="001cb9aa"/>
    </style:style>
    <style:style style:name="T12" style:family="text">
      <style:text-properties officeooo:rsid="001e9850"/>
    </style:style>
    <style:style style:name="T13" style:family="text">
      <style:text-properties officeooo:rsid="00206896"/>
    </style:style>
    <style:style style:name="T14" style:family="text">
      <style:text-properties officeooo:rsid="00229dbf"/>
    </style:style>
    <style:style style:name="T15" style:family="text">
      <style:text-properties officeooo:rsid="002473b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D1 - Open MP <text:span text:style-name="T6">Manipulation Matrice Vecteur</text:span></text:p>
      <text:p text:style-name="P11"><text:tab/>Voici les résultats des temps d'exécution des programmes de calcul sur des vecteurs <text:span text:style-name="T14">et </text:span><text:s/>matrices optimisés par OpenMP.</text:p>
      <text:p text:style-name="P8"><text:tab/>Les valeurs données sont les moyennes des temps sur 10 essais.</text:p>
      <text:p text:style-name="P18"><text:tab/><text:span text:style-name="T7">L’ordinateur utilisé est un des nœuds « dahu » du site de Grenoble de Grid’5000 :</text:span></text:p>
      <text:p text:style-name="P18"><text:span text:style-name="T7">CPU : 2x Intel Xeon Gold 6130 à 16 cœurs/CPU, 192 Gio de RAM, Stockage : 240 Go SSD + 480 Go SSD + 4.0 To HDD, Réseau : 10 Gbps + 100 Gbps Omni-Path.</text:span></text:p>
      <text:p text:style-name="P9"><text:span text:style-name="T8"><text:tab/>Dans les données de passage à l'échelle fort, la valeur avec 0 cœur correspond en réalité à une compilation sans l'option « -fopenmp », donc non parallélisée et s'exécutant sur un seul cœur.</text:span></text:p>
      <text:p text:style-name="P9"><text:span text:style-name="T8"><text:tab/></text:span><text:span text:style-name="T9">Les fichiers et méthodes ayant servis à l’évaluation des performances sont décrits dans le fichier « README.md ».</text:span></text:p>
      <text:p text:style-name="P9"><text:span text:style-name="T9"><text:tab/></text:span></text:p>
      <text:p text:style-name="P9"><text:span text:style-name="T9"><text:tab/></text:span><text:span text:style-name="T10">La totalité du TP peut être retrouvée sur le GitHub public : </text:span><text:a xlink:type="simple" xlink:href="https://github.com/Pyhro36/TD-1-OpenMP" text:style-name="Internet_20_link" text:visited-style-name="Visited_20_Internet_20_Link">https://github.com/Pyhro36/TD-1-OpenMP</text:a><text:span text:style-name="T10"> </text:span></text:p>
      <text:h text:style-name="P23" text:outline-level="1">1.1 Vecteur-vecteur</text:h>
      <text:h text:style-name="P19" text:outline-level="2">Addition de deux vecteurs</text:h>
      <text:h text:style-name="P25" text:outline-level="3"><draw:frame draw:style-name="fr1" draw:name="Objet1" text:anchor-type="paragraph" svg:x="0.741cm" svg:y="1.138cm" svg:width="15.625cm" svg:height="0.937cm" draw:z-index="0"><draw:object xlink:href="./Object 1" xlink:type="simple" xlink:show="embed" xlink:actuate="onLoad"/><draw:image xlink:href="./ObjectReplacements/Object 1" xlink:type="simple" xlink:show="embed" xlink:actuate="onLoad"/></draw:frame>Passage à l'échelle fort : 100 000 000 termes</text:h>
      <text:h text:style-name="P26" text:outline-level="3"><draw:frame draw:style-name="fr1" draw:name="Objet2" text:anchor-type="paragraph" svg:x="0.554cm" svg:y="1.175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h>
      <text:h text:style-name="P33" text:outline-level="3">Passage à l'échelle faible</text:h>
      <text:p text:style-name="P10"><draw:frame draw:style-name="fr2" draw:name="Objet3" text:anchor-type="paragraph" svg:width="13.367cm" svg:height="1.452cm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2" text:outline-level="2"><draw:frame draw:style-name="fr1" draw:name="Objet4" text:anchor-type="paragraph" svg:x="0.369cm" svg:y="0.609cm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/draw:frame>Somme des termes d'un vecteur</text:h>
      <text:h text:style-name="Heading_20_3" text:outline-level="3">Passage à l'échelle fort : 100 000 000 termes</text:h>
      <text:p text:style-name="Text_20_body"><draw:frame draw:style-name="fr2" draw:name="Objet13" text:anchor-type="paragraph" svg:width="15.625cm" svg:height="0.968cm" draw:z-index="9"><draw:object xlink:href="./Object 13" xlink:type="simple" xlink:show="embed" xlink:actuate="onLoad"/><draw:image xlink:href="./ObjectReplacements/Object 13" xlink:type="simple" xlink:show="embed" xlink:actuate="onLoad"/></draw:frame><draw:frame draw:style-name="fr1" draw:name="Objet6" text:anchor-type="paragraph" svg:x="0.66cm" svg:y="1.177cm" svg:width="15.998cm" svg:height="8.999cm" draw:z-index="4"><draw:object xlink:href="./Object 6" xlink:type="simple" xlink:show="embed" xlink:actuate="onLoad"/><draw:image xlink:href="./ObjectReplacements/Object 6" xlink:type="simple" xlink:show="embed" xlink:actuate="onLoad"/></draw:frame></text:p>
      <text:h text:style-name="Heading_20_3" text:outline-level="3"><text:soft-page-break/>Passage à l'échelle faible</text:h>
      <text:p text:style-name="Text_20_body"><draw:frame draw:style-name="fr2" draw:name="Objet7" text:anchor-type="paragraph" svg:width="13.367cm" svg:height="1.452cm" draw:z-index="5"><draw:object xlink:href="./Object 7" xlink:type="simple" xlink:show="embed" xlink:actuate="onLoad"/><draw:image xlink:href="./ObjectReplacements/Object 7" xlink:type="simple" xlink:show="embed" xlink:actuate="onLoad"/></draw:frame></text:p>
      <text:h text:style-name="Heading_20_2" text:outline-level="2"><draw:frame draw:style-name="fr1" draw:name="Objet8" text:anchor-type="paragraph" svg:x="0.501cm" svg:y="0.714cm" svg:width="15.998cm" svg:height="8.999cm" draw:z-index="11"><draw:object xlink:href="./Object 8" xlink:type="simple" xlink:show="embed" xlink:actuate="onLoad"/><draw:image xlink:href="./ObjectReplacements/Object 8" xlink:type="simple" xlink:show="embed" xlink:actuate="onLoad"/></draw:frame>Produit d'un vecteur par un scalaire</text:h>
      <text:h text:style-name="Heading_20_3" text:outline-level="3">Passage à l'échelle fort : 100 000 000 termes</text:h>
      <text:p text:style-name="Text_20_body"><draw:frame draw:style-name="fr2" draw:name="Objet9" text:anchor-type="paragraph" svg:width="15.625cm" svg:height="0.968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/>
      <text:h text:style-name="P27" text:outline-level="3"><draw:frame draw:style-name="fr1" draw:name="Objet10" text:anchor-type="paragraph" svg:x="0.601cm" svg:y="-0.235cm" svg:width="16cm" svg:height="8.999cm" draw:z-index="10"><draw:object xlink:href="./Object 10" xlink:type="simple" xlink:show="embed" xlink:actuate="onLoad"/><draw:image xlink:href="./ObjectReplacements/Object 10" xlink:type="simple" xlink:show="embed" xlink:actuate="onLoad"/></draw:frame></text:h>
      <text:h text:style-name="P32" text:outline-level="3">Passage à l'échelle faible</text:h>
      <text:p text:style-name="Text_20_body"><draw:frame draw:style-name="fr2" draw:name="Objet12" text:anchor-type="paragraph" svg:width="13.367cm" svg:height="1.452cm" draw:z-index="8"><draw:object xlink:href="./Object 12" xlink:type="simple" xlink:show="embed" xlink:actuate="onLoad"/><draw:image xlink:href="./ObjectReplacements/Object 12" xlink:type="simple" xlink:show="embed" xlink:actuate="onLoad"/></draw:frame></text:p>
      <text:h text:style-name="P24" text:outline-level="1"><draw:frame draw:style-name="fr1" draw:name="Objet11" text:anchor-type="paragraph" svg:x="0.501cm" svg:y="0.979cm" svg:width="15.998cm" svg:height="8.999cm" draw:z-index="7"><draw:object xlink:href="./Object 11" xlink:type="simple" xlink:show="embed" xlink:actuate="onLoad"/><draw:image xlink:href="./ObjectReplacements/Object 11" xlink:type="simple" xlink:show="embed" xlink:actuate="onLoad"/></draw:frame>1.2 Matrice-Vecteur</text:h>
      <text:h text:style-name="P20" text:outline-level="2">Produit d’un vecteur-ligne par une matrice</text:h>
      <text:h text:style-name="P25" text:outline-level="3">Passage à l’échelle fort : matrices de 100 <text:span text:style-name="T13">sur </text:span>1 000 000</text:h>
      <text:p text:style-name="P5"><draw:frame draw:style-name="fr2" draw:name="Objet15" text:anchor-type="paragraph" svg:width="16.17cm" svg:height="0.905cm" draw:z-index="12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t16" text:anchor-type="paragraph" svg:x="0.686cm" svg:y="1.379cm" svg:width="16cm" svg:height="8.999cm" draw:z-index="13"><draw:object xlink:href="./Object 16" xlink:type="simple" xlink:show="embed" xlink:actuate="onLoad"/><draw:image xlink:href="./ObjectReplacements/Object 16" xlink:type="simple" xlink:show="embed" xlink:actuate="onLoad"/></draw:frame></text:p>
      <text:h text:style-name="P29" text:outline-level="3"><text:soft-page-break/>Passage à l‘échelle faible</text:h>
      <text:p text:style-name="P6"><draw:frame draw:style-name="fr2" draw:name="Objet17" text:anchor-type="paragraph" svg:width="13.912cm" svg:height="1.355cm" draw:z-index="14"><draw:object xlink:href="./Object 17" xlink:type="simple" xlink:show="embed" xlink:actuate="onLoad"/><draw:image xlink:href="./ObjectReplacements/Object 17" xlink:type="simple" xlink:show="embed" xlink:actuate="onLoad"/></draw:frame><draw:frame draw:style-name="fr1" draw:name="Objet18" text:anchor-type="paragraph" svg:x="-0.055cm" svg:y="1.796cm" svg:width="16cm" svg:height="8.999cm" draw:z-index="15"><draw:object xlink:href="./Object 18" xlink:type="simple" xlink:show="embed" xlink:actuate="onLoad"/><draw:image xlink:href="./ObjectReplacements/Object 18" xlink:type="simple" xlink:show="embed" xlink:actuate="onLoad"/></draw:frame></text:p>
      <text:h text:style-name="P22" text:outline-level="2">Produit d’une matrice par un vecteur-colonne</text:h>
      <text:h text:style-name="P28" text:outline-level="3">Passage à l’échelle fort : matrices de 100 <text:span text:style-name="T13">sur </text:span>1 000 000</text:h>
      <text:p text:style-name="P6"><draw:frame draw:style-name="fr2" draw:name="Objet19" text:anchor-type="paragraph" svg:width="16.17cm" svg:height="0.937cm" draw:z-index="16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Objet20" text:anchor-type="paragraph" svg:x="0.633cm" svg:y="1.323cm" svg:width="16cm" svg:height="8.999cm" draw:z-index="17"><draw:object xlink:href="./Object 20" xlink:type="simple" xlink:show="embed" xlink:actuate="onLoad"/><draw:image xlink:href="./ObjectReplacements/Object 20" xlink:type="simple" xlink:show="embed" xlink:actuate="onLoad"/></draw:frame></text:p>
      <text:h text:style-name="P30" text:outline-level="3"><text:soft-page-break/>Passage à l’échelle <text:span text:style-name="T11">faible</text:span></text:h>
      <text:p text:style-name="P12"><draw:frame draw:style-name="fr2" draw:name="Objet21" text:anchor-type="paragraph" svg:width="13.912cm" svg:height="1.418cm" draw:z-index="18"><draw:object xlink:href="./Object 21" xlink:type="simple" xlink:show="embed" xlink:actuate="onLoad"/><draw:image xlink:href="./ObjectReplacements/Object 21" xlink:type="simple" xlink:show="embed" xlink:actuate="onLoad"/></draw:frame></text:p>
      <text:h text:style-name="P24" text:outline-level="1"><draw:frame draw:style-name="fr1" draw:name="Objet22" text:anchor-type="paragraph" svg:x="0.501cm" svg:y="0.755cm" svg:width="16cm" svg:height="8.999cm" draw:z-index="19"><draw:object xlink:href="./Object 22" xlink:type="simple" xlink:show="embed" xlink:actuate="onLoad"/><draw:image xlink:href="./ObjectReplacements/Object 22" xlink:type="simple" xlink:show="embed" xlink:actuate="onLoad"/></draw:frame>1.2 Matrice-Matrice</text:h>
      <text:h text:style-name="P21" text:outline-level="2">Produit d’une matrice par une matrice</text:h>
      <text:h text:style-name="P31" text:outline-level="3">Passage à l’échelle fort : matrices de 200 sur 1000 et 1000 sur 500</text:h>
      <text:p text:style-name="P15"><draw:frame draw:style-name="fr2" draw:name="Objet23" text:anchor-type="paragraph" svg:width="16.17cm" svg:height="0.905cm" draw:z-index="20"><draw:object xlink:href="./Object 23" xlink:type="simple" xlink:show="embed" xlink:actuate="onLoad"/><draw:image xlink:href="./ObjectReplacements/Object 23" xlink:type="simple" xlink:show="embed" xlink:actuate="onLoad"/></draw:frame><draw:frame draw:style-name="fr1" draw:name="Objet24" text:anchor-type="paragraph" svg:x="0.501cm" svg:y="1.081cm" svg:width="16cm" svg:height="8.999cm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15"/>
      <text:h text:style-name="P31" text:outline-level="3"><text:soft-page-break/>Passage à l‘échelle faible</text:h>
      <text:p text:style-name="P14"><draw:frame draw:style-name="fr2" draw:name="Objet25" text:anchor-type="paragraph" svg:width="13.912cm" svg:height="1.856cm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P13"/>
      <text:h text:style-name="P24" text:outline-level="1"><draw:frame draw:style-name="fr1" draw:name="Objet26" text:anchor-type="paragraph" svg:x="0.316cm" svg:y="0.413cm" svg:width="16cm" svg:height="8.999cm" draw:z-index="23"><draw:object xlink:href="./Object 26" xlink:type="simple" xlink:show="embed" xlink:actuate="onLoad"/><draw:image xlink:href="./ObjectReplacements/Object 26" xlink:type="simple" xlink:show="embed" xlink:actuate="onLoad"/></draw:frame>Conclusions</text:h>
      <text:p text:style-name="P3"><text:span text:style-name="T1"><text:tab/></text:span><text:span text:style-name="T2">Globalement, on constate que la compilation avec OpenMP permet une amélioration des performances </text:span><text:span text:style-name="T5">et</text:span><text:span text:style-name="T2"> même </text:span><text:span text:style-name="T5">parfois </text:span><text:span text:style-name="T2">lorsqu'on utilise qu'un seul cœur par rapport à une compilation normale non parallélisée. Cela peut s'expliquer par le fait que la compilation OpenMP intègre des optimisation</text:span><text:span text:style-name="T4">s</text:span><text:span text:style-name="T2"> de code à la compilation.</text:span></text:p>
      <text:p text:style-name="P2"><text:span text:style-name="T2"><text:tab/>Dans le cas des passage</text:span><text:span text:style-name="T5">s</text:span><text:span text:style-name="T2"> à l'échelle forts, on constate une amélioration des performances qui suit presque le nombre de cœurs utilisé</text:span><text:span text:style-name="T5">s</text:span><text:span text:style-name="T2">, la vitesse de calcul double presque avec le nombre de cœurs. Le fait est qu'avec l'augmentation du nombre de cœurs, il y a un écart de plus en plus important au résultat attendu si le passage l'échelle fort était parfait (division par 2 du temps de calcul). Il est dû au temps de calcul nécessaire à la création et la destruction des threads OpenMP, </text:span><text:span text:style-name="T3">augmentant </text:span><text:span text:style-name="T2">avec </text:span><text:span text:style-name="T3">le nombre de cœurs.</text:span></text:p>
      <text:p text:style-name="P4"><text:tab/><text:span text:style-name="T13">A</text:span>vec le passage à l'échelle faible, On peut noter certes une augmentation du temps de calcul par rapport à la taille de<text:span text:style-name="T15">s </text:span>donnée<text:span text:style-name="T15">s</text:span> et au nombre de cœurs, dû au temps de synchronisation, de création et de destruction des threads OpenMP, mais que cette augmentation tend à diminuer avec le passage à l'échelle, ce qui sous-tend que OpenMP est <text:span text:style-name="T15">plutôt bien</text:span> adapté au passage à l'échelle faible.</text:p>
      <text:p text:style-name="P4"><text:tab/><text:span text:style-name="T13">Dans le cas de la multiplication d’une matrice par un vecteur, on constate que le passage à l’échelle faible de la multiplication d’un vecteur-ligne par une matrice est beaucoup moins efficace que celui pour la multiplication d’une matrice par un vecteur-colonne. Cependant il reste toujours plus performant sur des grandeurs de vecteur basses. Ceci peut s’expliquer par le fait la réduction OpenMP utilisée pour parcourir le vecteur est coûteuse à mettre en place. De ce fait, elle augmente fortement le temps d’exécution lorsqu’elle effectuée de nombreuses fo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3bfa3" officeooo:paragraph-rsid="0013bf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SA de Lyon 5IF - Rapport TD1 - OpenMP – Pierre-Louis Lefebv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29:31.097516262</meta:creation-date>
    <dc:date>2019-01-29T20:54:31.229772131</dc:date>
    <meta:editing-duration>PT1H11M23S</meta:editing-duration>
    <meta:editing-cycles>10</meta:editing-cycles>
    <meta:generator>LibreOffice/6.0.7.3$Linux_X86_64 LibreOffice_project/00m0$Build-3</meta:generator>
    <meta:document-statistic meta:table-count="0" meta:image-count="0" meta:object-count="24" meta:page-count="7" meta:paragraph-count="36" meta:word-count="584" meta:character-count="3467" meta:non-whitespace-character-count="29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655058308.4" calcext:value-type="float">
            <text:p>655058308,4</text:p>
          </table:table-cell>
          <table:table-cell table:style-name="ce4" office:value-type="float" office:value="636827934.6" calcext:value-type="float">
            <text:p>636827934,6</text:p>
          </table:table-cell>
          <table:table-cell table:style-name="ce4" office:value-type="float" office:value="352213094.4" calcext:value-type="float">
            <text:p>352213094,4</text:p>
          </table:table-cell>
          <table:table-cell table:style-name="ce3" office:value-type="float" office:value="201747465" calcext:value-type="float">
            <text:p>201747465</text:p>
          </table:table-cell>
          <table:table-cell table:style-name="ce4" office:value-type="float" office:value="124595296.5" calcext:value-type="float">
            <text:p>124595296,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11:02.366617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7cm" svg:y="0.317cm" chart:style-name="ch2">
          <text:p>Produit d’un vecteur par un scalair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640870684.3">
                <text:p>640870684.3</text:p>
              </table:table-cell>
              <table:table-cell office:value-type="float" office:value="622340529.2">
                <text:p>622340529.2</text:p>
              </table:table-cell>
              <table:table-cell office:value-type="float" office:value="347700285.3">
                <text:p>347700285.3</text:p>
              </table:table-cell>
              <table:table-cell office:value-type="float" office:value="175592209.4">
                <text:p>175592209.4</text:p>
              </table:table-cell>
              <table:table-cell office:value-type="float" office:value="88787369.8">
                <text:p>88787369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4cm" svg:y="0.317cm" chart:style-name="ch2">
          <text:p>Produit d’un vecteur par un scalaire : Passage à l'échelle faible</text:p>
        </chart:title>
        <chart:plot-area chart:style-name="ch3" chart:data-source-has-labels="both" svg:x="1.33cm" svg:y="1.273cm" svg:width="14.349cm" svg:height="6.566cm">
          <chartooo:coordinate-region svg:x="3.248cm" svg:y="1.473cm" svg:width="12.337cm" svg:height="5.719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622340529.2">
                <text:p>622340529.2</text:p>
              </table:table-cell>
              <table:table-cell office:value-type="float" office:value="684203538.1">
                <text:p>684203538.1</text:p>
              </table:table-cell>
              <table:table-cell office:value-type="float" office:value="704566602.1">
                <text:p>704566602.1</text:p>
              </table:table-cell>
              <table:table-cell office:value-type="float" office:value="723410431.1">
                <text:p>723410431.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37">
          <table:table-cell table:number-columns-repeated="5"/>
        </table:table-row>
        <table:table-row table:style-name="ro1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1" office:value-type="float" office:value="622340529.2" calcext:value-type="float">
            <text:p>622340529,2</text:p>
          </table:table-cell>
          <table:table-cell table:style-name="ce2" office:value-type="float" office:value="684203538.1" calcext:value-type="float">
            <text:p>684203538,1</text:p>
          </table:table-cell>
          <table:table-cell table:style-name="ce2" office:value-type="float" office:value="704566602.1" calcext:value-type="float">
            <text:p>704566602,1</text:p>
          </table:table-cell>
          <table:table-cell table:style-name="ce2" office:value-type="float" office:value="723410431.1" calcext:value-type="float">
            <text:p>723410431,1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20:55:18.871770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imbus Sans L" style:font-name-asian="Droid Sans Fallback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19">
          <table:table-cell table:number-columns-repeated="6"/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285235055.4" calcext:value-type="float">
            <text:p>285235055,4</text:p>
          </table:table-cell>
          <table:table-cell table:style-name="ce4" office:value-type="float" office:value="256286726.4" calcext:value-type="float">
            <text:p>256286726,4</text:p>
          </table:table-cell>
          <table:table-cell table:style-name="ce4" office:value-type="float" office:value="129158747.7" calcext:value-type="float">
            <text:p>129158747,7</text:p>
          </table:table-cell>
          <table:table-cell table:style-name="ce3" office:value-type="float" office:value="65162311.5" calcext:value-type="float">
            <text:p>65162311,5</text:p>
          </table:table-cell>
          <table:table-cell table:style-name="ce4" office:value-type="float" office:value="32824434.8" calcext:value-type="float">
            <text:p>32824434,8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20:26:42.264917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1020477666.9" calcext:value-type="float">
            <text:p>1020477666,9</text:p>
          </table:table-cell>
          <table:table-cell table:style-name="ce8" office:value-type="float" office:value="1739215803.5" calcext:value-type="float">
            <text:p>1739215803,5</text:p>
          </table:table-cell>
          <table:table-cell table:style-name="ce9" office:value-type="float" office:value="1099060638.9" calcext:value-type="float">
            <text:p>1099060638,9</text:p>
          </table:table-cell>
          <table:table-cell table:style-name="ce7" office:value-type="float" office:value="547479889.1" calcext:value-type="float">
            <text:p>547479889,1</text:p>
          </table:table-cell>
          <table:table-cell table:style-name="ce8" office:value-type="float" office:value="297177321" calcext:value-type="float">
            <text:p>297177321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19:57.752181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414cm" svg:y="0.321cm" chart:style-name="ch2">
          <text:p>Produit d’un vecteur-ligne par une matric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3cm" svg:width="12.153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1020477666.9">
                <text:p>1020477666.9</text:p>
              </table:table-cell>
              <table:table-cell office:value-type="float" office:value="1739215803.5">
                <text:p>1739215803.5</text:p>
              </table:table-cell>
              <table:table-cell office:value-type="float" office:value="1099060638.9">
                <text:p>1099060638.9</text:p>
              </table:table-cell>
              <table:table-cell office:value-type="float" office:value="547479889.1">
                <text:p>547479889.1</text:p>
              </table:table-cell>
              <table:table-cell office:value-type="float" office:value="297177321">
                <text:p>29717732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 table:style-name="ce5" office:value-type="string" calcext:value-type="string">
            <text:p>taille de la matrice</text:p>
          </table:table-cell>
          <table:table-cell table:style-name="ce5" office:value-type="string" calcext:value-type="string">
            <text:p>100x1000000</text:p>
          </table:table-cell>
          <table:table-cell table:style-name="ce5" office:value-type="string" calcext:value-type="string">
            <text:p>200x1000000</text:p>
          </table:table-cell>
          <table:table-cell table:style-name="ce5" office:value-type="string" calcext:value-type="string">
            <text:p>400x1000000</text:p>
          </table:table-cell>
          <table:table-cell table:style-name="ce5" office:value-type="string" calcext:value-type="string">
            <text:p>800x1000000</text:p>
          </table:table-cell>
        </table:table-row>
        <table:table-row table:style-name="ro1">
          <table:table-cell table:style-name="ce5" office:value-type="string" calcext:value-type="string">
            <text:p>nombre de coeur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temps moyen (ns)</text:p>
          </table:table-cell>
          <table:table-cell table:style-name="ce6" office:value-type="float" office:value="1739215803.5" calcext:value-type="float">
            <text:p>1739215803,5</text:p>
          </table:table-cell>
          <table:table-cell table:style-name="ce6" office:value-type="float" office:value="1905342520.7" calcext:value-type="float">
            <text:p>1905342520,7</text:p>
          </table:table-cell>
          <table:table-cell table:style-name="ce6" office:value-type="float" office:value="3169045794.3" calcext:value-type="float">
            <text:p>3169045794,3</text:p>
          </table:table-cell>
          <table:table-cell table:style-name="ce6" office:value-type="float" office:value="3695605864" calcext:value-type="float">
            <text:p>3695605864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21:44.310944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242cm" svg:y="0.321cm" chart:style-name="ch2">
          <text:p>Produit d’un vecteur-ligne par une matrice : Passage à l'échelle faible</text:p>
        </chart:title>
        <chart:plot-area chart:style-name="ch3" chart:data-source-has-labels="both" svg:x="1.33cm" svg:y="1.273cm" svg:width="14.35cm" svg:height="6.566cm">
          <chartooo:coordinate-region svg:x="3.433cm" svg:y="1.473cm" svg:width="12.154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1739215803.5">
                <text:p>1739215803.5</text:p>
              </table:table-cell>
              <table:table-cell office:value-type="float" office:value="1905342520.7">
                <text:p>1905342520.7</text:p>
              </table:table-cell>
              <table:table-cell office:value-type="float" office:value="3169045794.3">
                <text:p>3169045794.3</text:p>
              </table:table-cell>
              <table:table-cell office:value-type="float" office:value="3695605864">
                <text:p>369560586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 table:style-name="ce5" office:value-type="string" calcext:value-type="string">
            <text:p>nombre de coeur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temps moyen (ns)</text:p>
          </table:table-cell>
          <table:table-cell table:style-name="ce6" office:value-type="float" office:value="383935514.2" calcext:value-type="float">
            <text:p>383935514,2</text:p>
          </table:table-cell>
          <table:table-cell table:style-name="ce6" office:value-type="float" office:value="364295872" calcext:value-type="float">
            <text:p>364295872</text:p>
          </table:table-cell>
          <table:table-cell table:style-name="ce6" office:value-type="float" office:value="183125504" calcext:value-type="float">
            <text:p>183125504</text:p>
          </table:table-cell>
          <table:table-cell table:style-name="ce5" office:value-type="float" office:value="91481405.4" calcext:value-type="float">
            <text:p>91481405,4</text:p>
          </table:table-cell>
          <table:table-cell table:style-name="ce6" office:value-type="float" office:value="47675467.2" calcext:value-type="float">
            <text:p>47675467,2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37:23.797187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3cm" svg:y="0.317cm" chart:style-name="ch2">
          <text:p>Addition de deux vecteurs : Passage à l'échelle fort </text:p>
        </chart:title>
        <chart:plot-area chart:style-name="ch3" chart:data-source-has-labels="both" svg:x="1.33cm" svg:y="1.273cm" svg:width="14.349cm" svg:height="6.566cm">
          <chartooo:coordinate-region svg:x="3.248cm" svg:y="1.472cm" svg:width="12.337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655058308.4">
                <text:p>655058308.4</text:p>
              </table:table-cell>
              <table:table-cell office:value-type="float" office:value="636827934.6">
                <text:p>636827934.6</text:p>
              </table:table-cell>
              <table:table-cell office:value-type="float" office:value="352213094.4">
                <text:p>352213094.4</text:p>
              </table:table-cell>
              <table:table-cell office:value-type="float" office:value="201747465">
                <text:p>201747465</text:p>
              </table:table-cell>
              <table:table-cell office:value-type="float" office:value="124595296.5">
                <text:p>12459529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131cm" svg:y="0.321cm" chart:style-name="ch2">
          <text:p>Produit d’une matrice par un vecteur-colonn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383935514.2">
                <text:p>383935514.2</text:p>
              </table:table-cell>
              <table:table-cell office:value-type="float" office:value="364295872">
                <text:p>364295872</text:p>
              </table:table-cell>
              <table:table-cell office:value-type="float" office:value="183125504">
                <text:p>183125504</text:p>
              </table:table-cell>
              <table:table-cell office:value-type="float" office:value="91481405.4">
                <text:p>91481405.4</text:p>
              </table:table-cell>
              <table:table-cell office:value-type="float" office:value="47675467.2">
                <text:p>47675467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4">
          <table:table-cell table:number-columns-repeated="5"/>
        </table:table-row>
        <table:table-row table:style-name="ro2">
          <table:table-cell table:style-name="ce7" office:value-type="string" calcext:value-type="string">
            <text:p>taille de la matrice</text:p>
          </table:table-cell>
          <table:table-cell table:style-name="ce7" office:value-type="string" calcext:value-type="string">
            <text:p>100x1000000</text:p>
          </table:table-cell>
          <table:table-cell table:style-name="ce7" office:value-type="string" calcext:value-type="string">
            <text:p>200x1000000</text:p>
          </table:table-cell>
          <table:table-cell table:style-name="ce7" office:value-type="string" calcext:value-type="string">
            <text:p>400x1000000</text:p>
          </table:table-cell>
          <table:table-cell table:style-name="ce7" office:value-type="string" calcext:value-type="string">
            <text:p>800x1000000</text:p>
          </table:table-cell>
        </table:table-row>
        <table:table-row table:style-name="ro2">
          <table:table-cell table:style-name="ce7" office:value-type="string" calcext:value-type="string">
            <text:p>nombre de coeu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364295872" calcext:value-type="float">
            <text:p>364295872</text:p>
          </table:table-cell>
          <table:table-cell table:style-name="ce9" office:value-type="float" office:value="365923789.4" calcext:value-type="float">
            <text:p>365923789,4</text:p>
          </table:table-cell>
          <table:table-cell table:style-name="ce8" office:value-type="float" office:value="368364892.1" calcext:value-type="float">
            <text:p>368364892,1</text:p>
          </table:table-cell>
          <table:table-cell table:style-name="ce8" office:value-type="float" office:value="384285793.9" calcext:value-type="float">
            <text:p>384285793,9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39:06.439699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0.807cm" svg:y="0.321cm" chart:style-name="ch2">
          <text:p>Produit d’une matrice par un vecteur-colonne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364295872">
                <text:p>364295872</text:p>
              </table:table-cell>
              <table:table-cell office:value-type="float" office:value="365923789.4">
                <text:p>365923789.4</text:p>
              </table:table-cell>
              <table:table-cell office:value-type="float" office:value="368364892.1">
                <text:p>368364892.1</text:p>
              </table:table-cell>
              <table:table-cell office:value-type="float" office:value="384285793.9">
                <text:p>384285793.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719990905.3" calcext:value-type="float">
            <text:p>719990905,3</text:p>
          </table:table-cell>
          <table:table-cell table:style-name="ce8" office:value-type="float" office:value="721745193.9" calcext:value-type="float">
            <text:p>721745193,9</text:p>
          </table:table-cell>
          <table:table-cell table:style-name="ce9" office:value-type="float" office:value="364554976.5" calcext:value-type="float">
            <text:p>364554976,5</text:p>
          </table:table-cell>
          <table:table-cell table:style-name="ce7" office:value-type="float" office:value="186374337.4" calcext:value-type="float">
            <text:p>186374337,4</text:p>
          </table:table-cell>
          <table:table-cell table:style-name="ce8" office:value-type="float" office:value="123564089.3" calcext:value-type="float">
            <text:p>123564089,3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53:41.754301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414cm" svg:y="0.321cm" chart:style-name="ch2">
          <text:p>Produit d’un vecteur-ligne par une matric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3cm" svg:width="12.338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719990905.3">
                <text:p>719990905.3</text:p>
              </table:table-cell>
              <table:table-cell office:value-type="float" office:value="721745193.9">
                <text:p>721745193.9</text:p>
              </table:table-cell>
              <table:table-cell office:value-type="float" office:value="364554976.5">
                <text:p>364554976.5</text:p>
              </table:table-cell>
              <table:table-cell office:value-type="float" office:value="186374337.4">
                <text:p>186374337.4</text:p>
              </table:table-cell>
              <table:table-cell office:value-type="float" office:value="123564089.3">
                <text:p>123564089.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5"/>
        </table:table-row>
        <table:table-row table:style-name="ro2">
          <table:table-cell table:style-name="ce7" office:value-type="string" calcext:value-type="string">
            <text:p>taille des matrices</text:p>
          </table:table-cell>
          <table:table-cell table:style-name="ce8" office:value-type="string" calcext:value-type="string">
            <text:p>200x1000 et 1000x500</text:p>
          </table:table-cell>
          <table:table-cell table:style-name="ce8" office:value-type="string" calcext:value-type="string">
            <text:p>200x1000 et 1000x1000</text:p>
          </table:table-cell>
          <table:table-cell table:style-name="ce8" office:value-type="string" calcext:value-type="string">
            <text:p>200x1000 et 1000x2000</text:p>
          </table:table-cell>
          <table:table-cell table:style-name="ce8" office:value-type="string" calcext:value-type="string">
            <text:p>200x1000 et 1000x4000</text:p>
          </table:table-cell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9" office:value-type="float" office:value="721745193.9" calcext:value-type="float">
            <text:p>721745193,9</text:p>
          </table:table-cell>
          <table:table-cell table:style-name="ce9" office:value-type="float" office:value="802629454.3" calcext:value-type="float">
            <text:p>802629454,3</text:p>
          </table:table-cell>
          <table:table-cell table:style-name="ce9" office:value-type="float" office:value="823120587.2" calcext:value-type="float">
            <text:p>823120587,2</text:p>
          </table:table-cell>
          <table:table-cell table:style-name="ce9" office:value-type="float" office:value="970114067.2" calcext:value-type="float">
            <text:p>970114067,2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54:00.671267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242cm" svg:y="0.321cm" chart:style-name="ch2">
          <text:p>Produit d’un vecteur-ligne par une matrice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2cm" svg:width="12.153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721745193.9">
                <text:p>721745193.9</text:p>
              </table:table-cell>
              <table:table-cell office:value-type="float" office:value="802629454.3">
                <text:p>802629454.3</text:p>
              </table:table-cell>
              <table:table-cell office:value-type="float" office:value="823120587.2">
                <text:p>823120587.2</text:p>
              </table:table-cell>
              <table:table-cell office:value-type="float" office:value="970114067.2">
                <text:p>970114067.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imbus Sans L" style:font-name-asian="Droid Sans Fallback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 table:style-name="ce3" office:value-type="string" calcext:value-type="string">
            <text:p>nombre de termes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200000000" calcext:value-type="float">
            <text:p>200000000</text:p>
          </table:table-cell>
          <table:table-cell table:style-name="ce3" office:value-type="float" office:value="400000000" calcext:value-type="float">
            <text:p>400000000</text:p>
          </table:table-cell>
          <table:table-cell table:style-name="ce3" office:value-type="float" office:value="800000000" calcext:value-type="float">
            <text:p>800000000</text:p>
          </table:table-cell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636827934.6" calcext:value-type="float">
            <text:p>636827934,6</text:p>
          </table:table-cell>
          <table:table-cell table:style-name="ce4" office:value-type="float" office:value="700005867.7" calcext:value-type="float">
            <text:p>700005867,7</text:p>
          </table:table-cell>
          <table:table-cell table:style-name="ce4" office:value-type="float" office:value="736360163.5" calcext:value-type="float">
            <text:p>736360163,5</text:p>
          </table:table-cell>
          <table:table-cell table:style-name="ce4" office:value-type="float" office:value="766518690.5" calcext:value-type="float">
            <text:p>766518690,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9:42:29.722666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3cm" svg:y="0.317cm" chart:style-name="ch2">
          <text:p>Addition de deux vecteurs : Passage à l'échelle faible</text:p>
        </chart:title>
        <chart:plot-area chart:style-name="ch3" chart:data-source-has-labels="both" svg:x="1.33cm" svg:y="1.273cm" svg:width="14.349cm" svg:height="6.566cm">
          <chartooo:coordinate-region svg:x="3.248cm" svg:y="1.472cm" svg:width="12.337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636827934.6">
                <text:p>636827934.6</text:p>
              </table:table-cell>
              <table:table-cell office:value-type="float" office:value="700005867.7">
                <text:p>700005867.7</text:p>
              </table:table-cell>
              <table:table-cell office:value-type="float" office:value="736360163.5">
                <text:p>736360163.5</text:p>
              </table:table-cell>
              <table:table-cell office:value-type="float" office:value="766518690.5">
                <text:p>76651869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7cm" svg:y="0.317cm" chart:style-name="ch2">
          <text:p>Somme des termes d'un vecteur : Passage à l'échelle fort </text:p>
        </chart:title>
        <chart:plot-area chart:style-name="ch3" chart:data-source-has-labels="both" svg:x="1.33cm" svg:y="1.273cm" svg:width="14.349cm" svg:height="6.566cm">
          <chartooo:coordinate-region svg:x="3.248cm" svg:y="1.472cm" svg:width="12.337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285235055.4">
                <text:p>285235055.4</text:p>
              </table:table-cell>
              <table:table-cell office:value-type="float" office:value="256286726.4">
                <text:p>256286726.4</text:p>
              </table:table-cell>
              <table:table-cell office:value-type="float" office:value="129158747.7">
                <text:p>129158747.7</text:p>
              </table:table-cell>
              <table:table-cell office:value-type="float" office:value="65162311.5">
                <text:p>65162311.5</text:p>
              </table:table-cell>
              <table:table-cell office:value-type="float" office:value="32824434.8">
                <text:p>32824434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imbus Sans L" style:font-name-asian="Droid Sans Fallback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4">
          <table:table-cell table:number-columns-repeated="5"/>
        </table:table-row>
        <table:table-row table:style-name="ro1">
          <table:table-cell table:style-name="ce3" office:value-type="string" calcext:value-type="string">
            <text:p>nombre de termes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200000000" calcext:value-type="float">
            <text:p>200000000</text:p>
          </table:table-cell>
          <table:table-cell table:style-name="ce3" office:value-type="float" office:value="400000000" calcext:value-type="float">
            <text:p>400000000</text:p>
          </table:table-cell>
          <table:table-cell table:style-name="ce3" office:value-type="float" office:value="800000000" calcext:value-type="float">
            <text:p>800000000</text:p>
          </table:table-cell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256286726.4" calcext:value-type="float">
            <text:p>256286726,4</text:p>
          </table:table-cell>
          <table:table-cell table:style-name="ce4" office:value-type="float" office:value="259985866.6" calcext:value-type="float">
            <text:p>259985866,6</text:p>
          </table:table-cell>
          <table:table-cell table:style-name="ce4" office:value-type="float" office:value="261111140.3" calcext:value-type="float">
            <text:p>261111140,3</text:p>
          </table:table-cell>
          <table:table-cell table:style-name="ce4" office:value-type="float" office:value="260976126.3" calcext:value-type="float">
            <text:p>260976126,3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20:23:38.332864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cm" svg:y="0.317cm" chart:style-name="ch2">
          <text:p>Somme des termes d’un vecteur : Passage à l'échelle faible</text:p>
        </chart:title>
        <chart:plot-area chart:style-name="ch3" chart:data-source-has-labels="both" svg:x="1.33cm" svg:y="1.273cm" svg:width="14.349cm" svg:height="6.566cm">
          <chartooo:coordinate-region svg:x="3.248cm" svg:y="1.472cm" svg:width="12.337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256286726.4">
                <text:p>256286726.4</text:p>
              </table:table-cell>
              <table:table-cell office:value-type="float" office:value="259985866.6">
                <text:p>259985866.6</text:p>
              </table:table-cell>
              <table:table-cell office:value-type="float" office:value="261111140.3">
                <text:p>261111140.3</text:p>
              </table:table-cell>
              <table:table-cell office:value-type="float" office:value="260976126.3">
                <text:p>260976126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imbus Sans L" style:font-name-asian="Droid Sans Fallback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32">
          <table:table-cell table:number-columns-repeated="6"/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640870684.3" calcext:value-type="float">
            <text:p>640870684,3</text:p>
          </table:table-cell>
          <table:table-cell table:style-name="ce4" office:value-type="float" office:value="622340529.2" calcext:value-type="float">
            <text:p>622340529,2</text:p>
          </table:table-cell>
          <table:table-cell table:style-name="ce4" office:value-type="float" office:value="347700285.3" calcext:value-type="float">
            <text:p>347700285,3</text:p>
          </table:table-cell>
          <table:table-cell table:style-name="ce4" office:value-type="float" office:value="175592209.4" calcext:value-type="float">
            <text:p>175592209,4</text:p>
          </table:table-cell>
          <table:table-cell table:style-name="ce4" office:value-type="float" office:value="88787369.8" calcext:value-type="float">
            <text:p>88787369,8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20:25:55.891618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